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a28b" officeooo:paragraph-rsid="0019a28b"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text-properties officeooo:paragraph-rsid="001c6533"/>
    </style:style>
    <style:style style:name="P5" style:family="paragraph" style:parent-style-name="Standard">
      <style:paragraph-properties fo:margin-left="0cm" fo:margin-right="0cm" fo:text-align="start" style:justify-single-word="false" fo:text-indent="0cm" style:auto-text-indent="false"/>
      <style:text-properties officeooo:paragraph-rsid="001dac3b"/>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1ada1d" style:font-style-asian="normal" style:font-weight-asian="normal"/>
    </style:style>
    <style:style style:name="T4" style:family="text">
      <style:text-properties fo:font-variant="normal" fo:text-transform="none" fo:color="#000000" loext:opacity="100%" fo:letter-spacing="normal" fo:font-style="normal" fo:font-weight="normal" officeooo:rsid="001dac3b" style:font-style-asian="normal" style:font-weight-asian="normal"/>
    </style:style>
    <style:style style:name="T5"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6" style:family="text">
      <style:text-properties fo:font-variant="normal" fo:text-transform="none" fo:color="#000000" loext:opacity="100%" fo:font-size="18pt" fo:letter-spacing="normal" fo:font-style="normal" fo:font-weight="normal" officeooo:rsid="001a166f" style:font-size-asian="18pt" style:font-style-asian="normal" style:font-weight-asian="normal" style:font-size-complex="18pt"/>
    </style:style>
    <style:style style:name="T7" style:family="text">
      <style:text-properties officeooo:rsid="00181c03"/>
    </style:style>
    <style:style style:name="T8" style:family="text">
      <style:text-properties officeooo:rsid="001dac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The People’s Assembly, convening on the </text:span><text:span text:style-name="T6">2nd</text:span><text:span text:style-name="T5"> of </text:span><text:span text:style-name="T6">December</text:span><text:span text:style-name="T5"> 2020 under the </text:span><text:span text:style-name="T6">34th</text:span><text:span text:style-name="T5"> PA Meeting.</text:span></text:p>
      <text:p text:style-name="P1"/>
      <text:p text:style-name="P1">The Assembly, recognising the current situation,</text:p>
      <text:p text:style-name="P1"/>
      <text:p text:style-name="P5"><text:span text:style-name="T3">Constitutes the need </text:span><text:span text:style-name="T4">recreate regulations for the main end island stating “The end island to be leveled to the return portal and cover it with end stone slabs. All gateways are to be opened.”.</text:span></text:p>
      <text:p text:style-name="P1"/>
      <text:p text:style-name="P1">And proceeds.</text:p>
      <text:p text:style-name="P1"/>
      <text:p text:style-name="P1">Signed by,</text:p>
      <text:p text:style-name="P1">_<text:span text:style-name="T7">yoran_</text:span></text:p>
      <text:p text:style-name="P2">CommissarChenkov</text:p>
      <text:p text:style-name="P1"/>
      <text:p text:style-name="P1"/>
      <text:p text:style-name="P1"/>
      <text:p text:style-name="P4"><text:span text:style-name="T1">[</text:span><text:span text:style-name="T2">Motion 34-6: To recreate end island regulation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2-03T13:18:45.836481225</dc:date>
    <meta:editing-duration>PT2M21S</meta:editing-duration>
    <meta:editing-cycles>10</meta:editing-cycles>
    <meta:generator>LibreOffice/7.0.2.2$Linux_X86_64 LibreOffice_project/3a01483fc371ab18cfca4bab0d636937da5eaf70</meta:generator>
    <meta:document-statistic meta:table-count="0" meta:image-count="0" meta:object-count="0" meta:page-count="1" meta:paragraph-count="8" meta:word-count="68" meta:character-count="422" meta:non-whitespace-character-count="362"/>
  </office:meta>
</office:document-meta>
</file>